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8-20" calcext:value-type="date">
            <text:p>20/08/2025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Mens. 10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Mens. 1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6-01-12" calcext:value-type="date">
            <text:p>12/01/2026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Mens. 1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6-01-12" calcext:value-type="date">
            <text:p>12/01/2026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6" office:value-type="string" calcext:value-type="string">
            <text:p>Mens. 01/2026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60" office:value-type="float" office:value="0" calcext:value-type="float">
            <text:p>-</text:p>
          </table:table-cell>
          <table:table-cell table:style-name="ce50"/>
          <table:table-cell table:style-name="ce69" table:formula="of:=[.C8]-[.F8]" office:value-type="float" office:value="250" calcext:value-type="float">
            <text:p>250,00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8])" office:value-type="float" office:value="250" calcext:value-type="float">
            <text:p>250,00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47.9523567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47.953776512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2-02">00/00/0000</text:date><text:s/>- <text:time style:data-style-name="N2" text:time-value="14:30:47.955405644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2-02">00/00/0000</text:date></text:span><text:span text:style-name="MT6"><text:s/>- </text:span><text:span text:style-name="MT6"><text:time style:data-style-name="N2" text:time-value="14:30:47.956171059">00:00:00</text:time></text:span><text:span text:style-name="MT6"><text:time style:data-style-name="N2" text:time-value="14:30:47.956201024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2-02T14:30:48.304229269</dc:date>
    <meta:print-date>2025-09-02T10:23:28.923814844</meta:print-date>
    <dc:language>pt-PT</dc:language>
    <meta:editing-cycles>686</meta:editing-cycles>
    <meta:editing-duration>PT9H18M51S</meta:editing-duration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